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 draw:fill-color="#ffffff"/>
      <style:paragraph-properties fo:background-color="transparent"/>
      <style:text-properties officeooo:paragraph-rsid="0005a855"/>
    </style:style>
    <style:style style:name="P2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background-color="transparent"/>
      <style:text-properties fo:color="#000000" loext:opacity="100%" officeooo:paragraph-rsid="0005a855"/>
    </style:style>
    <style:style style:name="P3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background-color="transparent"/>
      <style:text-properties officeooo:paragraph-rsid="0005a855"/>
    </style:style>
    <style:style style:name="P4" style:family="paragraph" style:parent-style-name="Text_20_body" style:list-style-name="L3">
      <loext:graphic-properties draw:fill="none" draw:fill-color="#ffffff"/>
      <style:paragraph-properties fo:background-color="transparent"/>
      <style:text-properties officeooo:paragraph-rsid="0005a855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color="#000000" loext:opacity="100%" officeooo:rsid="0005a855" fo:background-color="transparent" loext:char-shading-value="0"/>
    </style:style>
    <style:style style:name="T4" style:family="text">
      <style:text-properties fo:color="#000000" loext:opacity="100%" officeooo:rsid="0005a855"/>
    </style:style>
    <style:style style:name="T5" style:family="text">
      <style:text-properties officeooo:rsid="0005a85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3">Sorting</text:span></text:span><text:span text:style-name="Strong_20_Emphasis"><text:span text:style-name="T2"> Functionality</text:span></text:span><text:span text:style-name="T1">:</text:span></text:p>
      <text:list xml:id="list3455654161" text:style-name="L3">
        <text:list-item>
          <text:p text:style-name="P3"><text:span text:style-name="Strong_20_Emphasis"><text:span text:style-name="T2">Steps</text:span></text:span><text:span text:style-name="T1">: </text:span></text:p>
          <text:list>
            <text:list-item>
              <text:p text:style-name="P2"><text:span text:style-name="T5">Go to the “Sklep” tab</text:span></text:p>
            </text:list-item>
            <text:list-item>
              <text:p text:style-name="P2"><text:span text:style-name="T5">Select one of the sorting option (“Sortowanie wg popularnosci”)</text:span></text:p>
            </text:list-item>
          </text:list>
        </text:list-item>
        <text:list-item>
          <text:p text:style-name="P4"><text:span text:style-name="Strong_20_Emphasis"><text:span text:style-name="T2">Expected Result</text:span></text:span><text:span text:style-name="T1">: </text:span><text:span text:style-name="T4">Sorting selection has been applied. Clothes are sorted according to the option that has been chosen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08:27:47.938555057</meta:creation-date>
    <dc:date>2025-01-16T08:30:24.235666930</dc:date>
    <meta:editing-duration>PT2M36S</meta:editing-duration>
    <meta:editing-cycles>1</meta:editing-cycles>
    <meta:document-statistic meta:table-count="0" meta:image-count="0" meta:object-count="0" meta:page-count="1" meta:paragraph-count="5" meta:word-count="39" meta:character-count="235" meta:non-whitespace-character-count="204"/>
    <meta:generator>LibreOffice/7.3.7.2$Linux_X86_64 LibreOffice_project/30$Build-2</meta:generator>
  </office:meta>
</office:document-meta>
</file>